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5.715cm" svg:height="2.54cm" svg:x="3.175cm" svg:y="18.415cm">
          <text:p text:style-name="P1">main()</text:p>
        </draw:rect>
        <draw:rect draw:style-name="gr1" draw:text-style-name="P1" draw:layer="layout" svg:width="5.715cm" svg:height="1.27cm" svg:x="3.175cm" svg:y="17.145cm">
          <text:p text:style-name="P1">return: line 63</text:p>
        </draw:rect>
        <draw:rect draw:style-name="gr1" draw:text-style-name="P1" draw:layer="layout" svg:width="5.715cm" svg:height="1.27cm" svg:x="3.175cm" svg:y="15.875cm">
          <text:p text:style-name="P1">n: 4</text:p>
        </draw:rect>
        <draw:rect draw:style-name="gr1" draw:text-style-name="P1" draw:layer="layout" svg:width="5.715cm" svg:height="1.27cm" svg:x="3.175cm" svg:y="14.605cm">
          <text:p text:style-name="P1">v: { id_ = 3 }</text:p>
        </draw:rect>
        <draw:rect draw:style-name="gr1" draw:text-style-name="P1" draw:layer="layout" svg:width="5.715cm" svg:height="1.27cm" svg:x="3.175cm" svg:y="13.335cm">
          <text:p text:style-name="P1">return: line 48</text:p>
        </draw:rect>
        <draw:rect draw:style-name="gr1" draw:text-style-name="P1" draw:layer="layout" svg:width="5.715cm" svg:height="1.27cm" svg:x="3.175cm" svg:y="12.065cm">
          <text:p text:style-name="P1">n: 3</text:p>
        </draw:rect>
        <draw:rect draw:style-name="gr1" draw:text-style-name="P1" draw:layer="layout" svg:width="5.715cm" svg:height="1.27cm" svg:x="3.175cm" svg:y="10.795cm">
          <text:p text:style-name="P1">v: { id_ = 4 }</text:p>
        </draw:rect>
        <draw:custom-shape draw:style-name="gr2" draw:text-style-name="P2" draw:layer="layout" svg:width="1.27cm" svg:height="3.81cm" svg:x="9.525cm" svg:y="10.795cm">
          <text:p text:style-name="P3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2" draw:layer="layout" svg:width="1.27cm" svg:height="3.81cm" svg:x="9.525cm" svg:y="14.605cm">
          <text:p text:style-name="P3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layer="layout" svg:width="4.676cm" svg:height="0.962cm" svg:x="11.43cm" svg:y="16.433cm">
          <draw:text-box>
            <text:p text:style-name="P3">count_down(4)</text:p>
          </draw:text-box>
        </draw:frame>
        <draw:frame draw:style-name="gr3" draw:layer="layout" svg:width="4.676cm" svg:height="0.962cm" svg:x="11.43cm" svg:y="12.7cm">
          <draw:text-box>
            <text:p text:style-name="P3">count_down(3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Ray Lischner</meta:initial-creator>
    <meta:creation-date>2006-09-07T13:16:14</meta:creation-date>
    <dc:creator>Ray Lischner</dc:creator>
    <dc:date>2006-09-07T13:24:52</dc:date>
    <dc:language>en-US</dc:language>
    <meta:editing-cycles>5</meta:editing-cycles>
    <meta:editing-duration>PT8M14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